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style:font-name="Nimbus Roman" officeooo:paragraph-rsid="0006aed7"/>
    </style:style>
    <style:style style:name="P2" style:family="paragraph" style:parent-style-name="Text_20_body" style:list-style-name="L1">
      <style:paragraph-properties fo:margin-top="0in" fo:margin-bottom="0in" style:contextual-spacing="false" fo:line-height="200%"/>
    </style:style>
    <style:style style:name="P3" style:family="paragraph" style:parent-style-name="Text_20_body" style:list-style-name="L1">
      <style:paragraph-properties fo:line-height="200%"/>
    </style:style>
    <style:style style:name="P4" style:family="paragraph" style:parent-style-name="Text_20_body" style:list-style-name="L1">
      <style:paragraph-properties fo:margin-top="0in" fo:margin-bottom="0in" style:contextual-spacing="false" fo:line-height="200%"/>
      <style:text-properties style:font-name="Nimbus Roman"/>
    </style:style>
    <style:style style:name="P5" style:family="paragraph" style:parent-style-name="Text_20_body">
      <style:paragraph-properties fo:margin-top="0in" fo:margin-bottom="0in" style:contextual-spacing="false" fo:line-height="200%"/>
      <style:text-properties style:font-name="Nimbus Roman" officeooo:paragraph-rsid="0006aed7"/>
    </style:style>
    <style:style style:name="P6" style:family="paragraph" style:parent-style-name="Text_20_body">
      <style:paragraph-properties fo:margin-top="0in" fo:margin-bottom="0in" style:contextual-spacing="false" fo:line-height="200%"/>
      <style:text-properties style:font-name="Nimbus Roman"/>
    </style:style>
    <style:style style:name="T1" style:family="text">
      <style:text-properties officeooo:rsid="0006aed7"/>
    </style:style>
    <style:style style:name="T2" style:family="text">
      <style:text-properties style:font-name="Nimbus Roman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a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i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i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i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i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i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i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i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i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2"><text:span text:style-name="Strong_20_Emphasis"><text:span text:style-name="T2">Summary</text:span></text:span><text:span text:style-name="T2"> </text:span></text:p>
          <text:list>
            <text:list-item>
              <text:p text:style-name="P4">Describe your unit testing approach for each of the three features. </text:p>
              <text:list>
                <text:list-item>
                  <text:p text:style-name="P2"><text:span text:style-name="T2">To what extent was your approach </text:span><text:span text:style-name="Strong_20_Emphasis"><text:span text:style-name="T2">aligned to the software requirements</text:span></text:span><text:span text:style-name="T2">? Support your claims with specific evidence. </text:span></text:p>
                  <text:p text:style-name="P4"/>
                </text:list-item>
              </text:list>
            </text:list-item>
          </text:list>
        </text:list-item>
      </text:list>
      <text:p text:style-name="P5"><text:tab/><text:tab/><text:tab/><text:span text:style-name="T1">For this project, the software requirements were handed me to as instructions. <text:tab/><text:tab/><text:tab/><text:tab/>Otherwise, my approach focused on making sure that no unexpected behavior </text:span></text:p>
      <text:p text:style-name="P5"><text:span text:style-name="T1"><text:tab/><text:tab/><text:tab/>could occur, and that everything was properly bounded. Directly in the code, this <text:tab/><text:tab/><text:tab/>mainly involved asserting the fields were never null, were unique, and that they <text:tab/><text:tab/><text:tab/><text:tab/>threw otherwise</text:span></text:p>
      <text:p text:style-name="P5"/>
      <text:list text:continue-numbering="true" text:style-name="L1">
        <text:list-item>
          <text:list>
            <text:list-item>
              <text:list>
                <text:list-item>
                  <text:p text:style-name="P2"><text:span text:style-name="T2">Defend the overall quality of your JUnit tests. In other words, how do you know your JUnit tests were </text:span><text:span text:style-name="Strong_20_Emphasis"><text:span text:style-name="T2">effective</text:span></text:span><text:span text:style-name="T2"> based on the coverage percentage? </text:span></text:p>
                </text:list-item>
              </text:list>
            </text:list-item>
          </text:list>
        </text:list-item>
      </text:list>
      <text:p text:style-name="P6"/>
      <text:p text:style-name="P5"><text:tab/><text:tab/><text:tab/><text:span text:style-name="T1">Using the plugin Jacoco, I was able to generate a code coverage report which <text:tab/><text:tab/><text:tab/><text:tab/>verified that at least 80% of the code was covered.</text:span></text:p>
      <text:p text:style-name="P5"><text:span text:style-name="T1"><text:tab/> </text:span></text:p>
      <text:list text:continue-numbering="true" text:style-name="L1">
        <text:list-item>
          <text:list>
            <text:list-item>
              <text:p text:style-name="P4">Describe your experience writing the JUnit tests. </text:p>
              <text:list>
                <text:list-item>
                  <text:p text:style-name="P2"><text:span text:style-name="T2">How did you ensure that your code was </text:span><text:span text:style-name="Strong_20_Emphasis"><text:span text:style-name="T2">technically sound</text:span></text:span><text:span text:style-name="T2">? Cite specific lines of code from your tests to illustrate. </text:span></text:p>
                </text:list-item>
              </text:list>
            </text:list-item>
          </text:list>
        </text:list-item>
      </text:list>
      <text:p text:style-name="P6"/>
      <text:p text:style-name="P6"><text:tab/><text:tab/><text:tab/><text:span text:style-name="T1">I ensured that I used modern java methods for both the creation of an <text:tab/><text:tab/><text:tab/><text:tab/><text:tab/>appointment date (Appointment.java[21,29-33]), serialized, unique <text:tab/><text:tab/></text:span><text:soft-page-break/><text:span text:style-name="T1"><text:tab/><text:tab/><text:tab/>IDs(Appointment.java[19, 42-48]. I also made sure that class variables could <text:tab/><text:tab/><text:tab/><text:tab/>only be accessed within each class, and set up proper getter functions to any <text:tab/><text:tab/><text:tab/><text:tab/>outside classes that needed said variables.</text:span></text:p>
      <text:p text:style-name="P6"/>
      <text:list text:continue-numbering="true" text:style-name="L1">
        <text:list-item>
          <text:list>
            <text:list-item>
              <text:list>
                <text:list-item>
                  <text:p text:style-name="P2"><text:span text:style-name="T2">How did you ensure that your code was </text:span><text:span text:style-name="Strong_20_Emphasis"><text:span text:style-name="T2">efficient</text:span></text:span><text:span text:style-name="T2">? Cite specific lines of code from your tests to illustrate. </text:span></text:p>
                </text:list-item>
              </text:list>
            </text:list-item>
          </text:list>
        </text:list-item>
      </text:list>
      <text:p text:style-name="P6"/>
      <text:p text:style-name="P6"><text:tab/><text:tab/><text:tab/><text:span text:style-name="T1">My code never uses while loops, for loops, etc, and whenever databases are <text:tab/><text:tab/><text:tab/><text:tab/>asked for, I mock them with mockito. This is to prevent me from implementing a <text:tab/><text:tab/><text:tab/>data structure.</text:span></text:p>
      <text:list text:continue-numbering="true" text:style-name="L1">
        <text:list-item>
          <text:p text:style-name="P2"><text:span text:style-name="Strong_20_Emphasis"><text:span text:style-name="T2">Reflection</text:span></text:span><text:span text:style-name="T2"> </text:span></text:p>
          <text:list>
            <text:list-item>
              <text:p text:style-name="P4">Testing Techniques </text:p>
              <text:list>
                <text:list-item>
                  <text:p text:style-name="P2"><text:span text:style-name="T2">What were the </text:span><text:span text:style-name="Strong_20_Emphasis"><text:span text:style-name="T2">software testing techniques</text:span></text:span><text:span text:style-name="T2"> that you employed in this project? Describe their characteristics using specific details. </text:span></text:p>
                  <text:p text:style-name="P4"/>
                </text:list-item>
              </text:list>
            </text:list-item>
          </text:list>
        </text:list-item>
      </text:list>
      <text:p text:style-name="P5"><text:tab/><text:tab/><text:tab/><text:span text:style-name="T1">Considering that I was the one who designed this program, and I went line by <text:tab/><text:tab/><text:tab/><text:tab/>line, this is a type of testing called white-box testing. I tested the functions, and I <text:tab/><text:tab/><text:tab/>I also performed security testing by making sure that no undefined behavior <text:tab/><text:tab/><text:tab/><text:tab/>occurred.</text:span></text:p>
      <text:p text:style-name="P5"/>
      <text:list text:continue-numbering="true" text:style-name="L1">
        <text:list-item>
          <text:list>
            <text:list-item>
              <text:list>
                <text:list-item>
                  <text:p text:style-name="P2"><text:span text:style-name="T2">What are the </text:span><text:span text:style-name="Strong_20_Emphasis"><text:span text:style-name="T2">other software testing techniques</text:span></text:span><text:span text:style-name="T2"> that you did not use for this project? Describe their characteristics using specific details. </text:span></text:p>
                </text:list-item>
              </text:list>
            </text:list-item>
          </text:list>
        </text:list-item>
      </text:list>
      <text:p text:style-name="P6"/>
      <text:p text:style-name="P6"><text:soft-page-break/><text:tab/><text:tab/><text:tab/><text:span text:style-name="T1">For this project, I could’ve considered time and space complexity, where I <text:tab/><text:tab/><text:tab/><text:tab/>analyze how long a program takes to execute, and how much memory is taken <text:tab/><text:tab/><text:tab/><text:tab/>up. Ultimately, it wasn’t required to analyze this so I didn’t worry about it. </text:span></text:p>
      <text:list text:continue-numbering="true" text:style-name="L1">
        <text:list-item>
          <text:list>
            <text:list-item>
              <text:list>
                <text:list-item>
                  <text:p text:style-name="P2"><text:span text:style-name="T2">For each of the techniques you discussed, explain the </text:span><text:span text:style-name="Strong_20_Emphasis"><text:span text:style-name="T2">practical uses and implications</text:span></text:span><text:span text:style-name="T2"> for different software development projects and situations. </text:span></text:p>
                </text:list-item>
              </text:list>
            </text:list-item>
          </text:list>
        </text:list-item>
      </text:list>
      <text:p text:style-name="P6"/>
      <text:p text:style-name="P6"><text:tab/><text:tab/><text:tab/><text:span text:style-name="T1">Different projects have different needs. Using the examples of time and space <text:tab/><text:tab/><text:tab/><text:tab/>complexity, it could be that I’m making sure that an applet can execute in an <text:tab/><text:tab/><text:tab/><text:tab/>appropriate amount of time, and that the same applet doesn’t take an unexpected <text:tab/><text:tab/><text:tab/><text:tab/>amount of memory. With security testing, preventing future exploits and getting <text:tab/><text:tab/><text:tab/><text:tab/>rid of vulnerabilities is extremely important, and the scale of this project did not <text:tab/><text:tab/><text:tab/><text:tab/>necessitate dependency checks and whatnot.</text:span></text:p>
      <text:p text:style-name="P6"/>
      <text:list text:continue-numbering="true" text:style-name="L1">
        <text:list-item>
          <text:list>
            <text:list-item>
              <text:p text:style-name="P4">Mindset </text:p>
              <text:list>
                <text:list-item>
                  <text:p text:style-name="P2"><text:span text:style-name="T2">Assess the mindset that you adopted working on this project. In acting as a software tester, to what extent did you employ </text:span><text:span text:style-name="Strong_20_Emphasis"><text:span text:style-name="T2">caution</text:span></text:span><text:span text:style-name="T2">? Why was it important to appreciate the complexity and interrelationships of the code you were testing? Provide specific examples to illustrate your claims. </text:span></text:p>
                </text:list-item>
              </text:list>
            </text:list-item>
          </text:list>
        </text:list-item>
      </text:list>
      <text:p text:style-name="P6"/>
      <text:p text:style-name="P6"><text:tab/><text:tab/><text:tab/><text:span text:style-name="T1">I employed caution everytime I set an access modifier to private, and when I <text:tab/><text:tab/><text:tab/><text:tab/>made sure that they were only mutable from specific function calls. I also <text:tab/><text:tab/><text:tab/><text:tab/>exercised caution by using standard java utilities instead of implementing my <text:tab/><text:tab/><text:tab/><text:tab/>own as not only that is quicker, they have likely considered edge cases I wouldnt <text:tab/><text:tab/><text:tab/>have and ultimatelly, by using a standard function, I made my code more secure. </text:span></text:p>
      <text:p text:style-name="P6"><text:soft-page-break/></text:p>
      <text:p text:style-name="P6"/>
      <text:list text:continue-numbering="true" text:style-name="L1">
        <text:list-item>
          <text:list>
            <text:list-item>
              <text:list>
                <text:list-item>
                  <text:p text:style-name="P2"><text:span text:style-name="T2">Assess the ways you tried to limit </text:span><text:span text:style-name="Strong_20_Emphasis"><text:span text:style-name="T2">bias</text:span></text:span><text:span text:style-name="T2"> in your review of the code. On the software developer side, can you imagine that bias would be a concern if you were responsible for testing your own code? Provide specific examples to illustrate your claims. </text:span></text:p>
                </text:list-item>
              </text:list>
            </text:list-item>
          </text:list>
        </text:list-item>
      </text:list>
      <text:p text:style-name="P6"/>
      <text:p text:style-name="P6"><text:tab/><text:tab/><text:tab/><text:span text:style-name="T1">I assessed bias by making sure that all the requirements were tested equally, and <text:tab/><text:tab/><text:tab/><text:tab/>that when I found error in previous code, that I went back and fixed the <text:tab/><text:tab/><text:tab/><text:tab/><text:tab/>erroneous code. </text:span></text:p>
      <text:list text:continue-numbering="true" text:style-name="L1">
        <text:list-item>
          <text:list>
            <text:list-item>
              <text:list>
                <text:list-item>
                  <text:p text:style-name="P3"><text:span text:style-name="T2">Finally, evaluate the importance of being </text:span><text:span text:style-name="Strong_20_Emphasis"><text:span text:style-name="T2">disciplined</text:span></text:span><text:span text:style-name="T2"> in your commitment to quality as a software engineering professional. Why is it important not to cut corners when it comes to writing or testing code? How do you plan to avoid technical debt as a practitioner in the field? Provide specific examples to illustrate your claims. </text:span></text:p>
                </text:list-item>
              </text:list>
            </text:list-item>
          </text:list>
        </text:list-item>
      </text:list>
      <text:p text:style-name="P1"><text:tab/><text:tab/><text:tab/><text:span text:style-name="T1">There was an example of an Atomic object being nonstatic, and <text:tab/><text:tab/><text:tab/><text:tab/><text:tab/><text:tab/>because of that, would issue the same ID to every object created. The test was <text:tab/><text:tab/><text:tab/><text:tab/>passing because I was only testing for one object and not multiple. Because the <text:tab/><text:tab/><text:tab/><text:tab/>test had passed originally, I thought nothing of it, but I fixed the issue. Because I </text:span></text:p>
      <text:p text:style-name="P1"><text:tab/><text:tab/><text:tab/><text:span text:style-name="T1">cutting corners, this bug would’ve flown under the radar unless it was pointed <text:tab/><text:tab/><text:tab/><text:tab/>out by someone more experienced, and through more thorough testing, it <text:tab/><text:tab/><text:tab/><text:tab/><text:tab/>would’ve been caught. Therefore, I plan to avoid technical debt by sticking to <text:tab/></text:span><text:soft-page-break/><text:span text:style-name="T1"><text:tab/><text:tab/><text:tab/>safe coding patterns, using standard libraries where I can, and making sure to <text:tab/><text:tab/><text:tab/><text:tab/>regularly test my code.</text:span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5T16:26:49.899933640</meta:creation-date>
    <dc:date>2023-08-05T17:30:44.400369626</dc:date>
    <meta:editing-duration>PT1H3M55S</meta:editing-duration>
    <meta:editing-cycles>1</meta:editing-cycles>
    <meta:document-statistic meta:table-count="0" meta:image-count="0" meta:object-count="0" meta:page-count="5" meta:paragraph-count="29" meta:word-count="839" meta:character-count="5231" meta:non-whitespace-character-count="4243"/>
    <meta:generator>LibreOffice/7.5.5.2$Linux_X86_64 LibreOffice_project/50$Build-2</meta:generator>
  </office:meta>
</office:document-meta>
</file>